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1" fo:font-size="12pt" style:font-size-asian="12pt" style:font-size-complex="12pt"/>
    </style:style>
    <style:style style:name="P2" style:family="paragraph" style:parent-style-name="Standard">
      <style:text-properties style:font-name="DejaVu Sans Condensed1" fo:font-size="12pt" officeooo:rsid="002b92af" officeooo:paragraph-rsid="000caec9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style:font-size-asian="12pt" style:font-size-complex="12pt"/>
    </style:style>
    <style:style style:name="P4" style:family="paragraph" style:parent-style-name="Standard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2a873" officeooo:paragraph-rsid="0032a873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1">
      <style:text-properties officeooo:paragraph-rsid="002cef67"/>
    </style:style>
    <style:style style:name="P9" style:family="paragraph" style:parent-style-name="Standard" style:list-style-name="L1">
      <style:text-properties style:font-name="DejaVu Sans Condensed1" fo:font-size="12pt" officeooo:rsid="002cef67" officeooo:paragraph-rsid="002cef67" style:font-size-asian="12pt" style:font-size-complex="12pt"/>
    </style:style>
    <style:style style:name="P10" style:family="paragraph" style:parent-style-name="Standard" style:list-style-name="L1">
      <style:text-properties style:font-name="DejaVu Sans Condensed1" fo:font-size="12pt" officeooo:rsid="0030bb92" officeooo:paragraph-rsid="0030bb92" style:font-size-asian="12pt" style:font-size-complex="12pt"/>
    </style:style>
    <style:style style:name="P11" style:family="paragraph" style:parent-style-name="Standard" style:list-style-name="L3">
      <style:text-properties style:font-name="DejaVu Sans Condensed1" fo:font-size="12pt" officeooo:paragraph-rsid="0036b219" style:font-size-asian="12pt" style:font-size-complex="12pt"/>
    </style:style>
    <style:style style:name="P12" style:family="paragraph" style:parent-style-name="Standard" style:list-style-name="L4">
      <style:text-properties style:font-name="DejaVu Sans Condensed1" fo:font-size="12pt" style:font-size-asian="12pt" style:font-size-complex="12pt"/>
    </style:style>
    <style:style style:name="P13" style:family="paragraph" style:parent-style-name="Standard" style:list-style-name="L4">
      <style:text-properties style:font-name="DejaVu Sans Condensed1" fo:font-size="12pt" officeooo:paragraph-rsid="000caec9" style:font-size-asian="12pt" style:font-size-complex="12pt"/>
    </style:style>
    <style:style style:name="P14" style:family="paragraph" style:parent-style-name="Standard" style:list-style-name="L4">
      <style:text-properties style:font-name="DejaVu Sans Condensed1" fo:font-size="12pt" officeooo:paragraph-rsid="0037bd88" style:font-size-asian="12pt" style:font-size-complex="12pt"/>
    </style:style>
    <style:style style:name="P15" style:family="paragraph" style:parent-style-name="Standard" style:list-style-name="L5">
      <style:text-properties style:font-name="DejaVu Sans Condensed1" fo:font-size="12pt" style:font-size-asian="12pt" style:font-size-complex="12pt"/>
    </style:style>
    <style:style style:name="P16" style:family="paragraph" style:parent-style-name="Standard" style:list-style-name="L5">
      <style:text-properties style:font-name="DejaVu Sans Condensed1" fo:font-size="12pt" officeooo:paragraph-rsid="000caec9" style:font-size-asian="12pt" style:font-size-complex="12pt"/>
    </style:style>
    <style:style style:name="P17" style:family="paragraph" style:parent-style-name="Standard" style:list-style-name="L5">
      <style:text-properties style:font-name="DejaVu Sans Condensed1" fo:font-size="12pt" officeooo:paragraph-rsid="0037bd88" style:font-size-asian="12pt" style:font-size-complex="12pt"/>
    </style:style>
    <style:style style:name="P18" style:family="paragraph" style:parent-style-name="Standard" style:list-style-name="L5">
      <style:text-properties style:font-name="DejaVu Sans Condensed1" fo:font-size="12pt" officeooo:rsid="0010f08f" officeooo:paragraph-rsid="0010f08f" style:font-size-asian="12pt" style:font-size-complex="12pt"/>
    </style:style>
    <style:style style:name="P19" style:family="paragraph" style:parent-style-name="Standard" style:list-style-name="L2">
      <style:text-properties style:font-name="DejaVu Sans Condensed1" fo:font-size="12pt" fo:font-style="normal" fo:font-weight="normal" officeooo:rsid="0032a873" officeooo:paragraph-rsid="0032a873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3">
      <style:text-properties style:font-name="DejaVu Sans Condensed1" fo:font-size="12pt" fo:font-style="normal" fo:font-weight="normal" officeooo:rsid="0010f08f" officeooo:paragraph-rsid="0036b219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2">
      <style:text-properties style:font-name="DejaVu Sans Condensed1" fo:font-size="12pt" fo:font-style="normal" fo:font-weight="normal" officeooo:rsid="0036b219" officeooo:paragraph-rsid="0036b21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4"/>
    <style:style style:name="P23" style:family="paragraph" style:parent-style-name="Standard" style:list-style-name="L5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659b" style:font-weight-asian="bold" style:font-weight-complex="bold"/>
    </style:style>
    <style:style style:name="T3" style:family="text">
      <style:text-properties fo:font-weight="bold" officeooo:rsid="0028718c" style:font-weight-asian="bold" style:font-weight-complex="bold"/>
    </style:style>
    <style:style style:name="T4" style:family="text">
      <style:text-properties fo:font-weight="bold" officeooo:rsid="0037bd88" style:font-weight-asian="bold" style:font-weight-complex="bold"/>
    </style:style>
    <style:style style:name="T5" style:family="text">
      <style:text-properties officeooo:rsid="000caec9"/>
    </style:style>
    <style:style style:name="T6" style:family="text">
      <style:text-properties officeooo:rsid="000db6dc"/>
    </style:style>
    <style:style style:name="T7" style:family="text">
      <style:text-properties officeooo:rsid="0010f08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0f08f" style:font-weight-asian="normal" style:font-weight-complex="normal"/>
    </style:style>
    <style:style style:name="T10" style:family="text">
      <style:text-properties officeooo:rsid="00122da8"/>
    </style:style>
    <style:style style:name="T11" style:family="text">
      <style:text-properties officeooo:rsid="0013d5a3"/>
    </style:style>
    <style:style style:name="T12" style:family="text">
      <style:text-properties officeooo:rsid="0028718c"/>
    </style:style>
    <style:style style:name="T13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1a6bb5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15fc84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19b818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21c42f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0db6dc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10f08f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36d403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372c8f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style:font-size-asian="12pt" style:font-size-complex="12pt"/>
    </style:style>
    <style:style style:name="T23" style:family="text">
      <style:text-properties style:font-name="DejaVu Sans Condensed1" fo:font-size="12pt" officeooo:rsid="002ec7b5" style:font-size-asian="12pt" style:font-size-complex="12pt"/>
    </style:style>
    <style:style style:name="T24" style:family="text">
      <style:text-properties style:font-name="DejaVu Sans Condensed1" fo:font-size="12pt" officeooo:rsid="002cef67" style:font-size-asian="12pt" style:font-size-complex="12pt"/>
    </style:style>
    <style:style style:name="T25" style:family="text">
      <style:text-properties style:font-name="DejaVu Sans Condensed1" fo:font-size="12pt" officeooo:rsid="0033f9d1" style:font-size-asian="12pt" style:font-size-complex="12pt"/>
    </style:style>
    <style:style style:name="T26" style:family="text">
      <style:text-properties style:font-name="DejaVu Sans Condensed1" fo:font-size="12pt" officeooo:rsid="0010f08f" style:font-size-asian="12pt" style:font-size-complex="12pt"/>
    </style:style>
    <style:style style:name="T27" style:family="text">
      <style:text-properties officeooo:rsid="002ec7b5"/>
    </style:style>
    <style:style style:name="T28" style:family="text">
      <style:text-properties officeooo:rsid="0035aa66"/>
    </style:style>
    <style:style style:name="T29" style:family="text">
      <style:text-properties style:font-name="DejaVu Sans Condensed" officeooo:rsid="0035aa66" style:font-name-asian="DejaVu Sans Condensed" style:font-name-complex="DejaVu Sans Condense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4">3</text:span><text:span text:style-name="T21">0</text:span><text:span text:style-name="T20">4</text:span><text:span text:style-name="T15"> - </text:span><text:span text:style-name="T16">Flight - </text:span><text:span text:style-name="T17">Nav</text:span><text:span text:style-name="T18"> Fixes</text:span></text:p>
      <text:p text:style-name="P3"/>
      <text:p text:style-name="P4">Notes</text:p>
      <text:list text:style-name="L1">
        <text:list-item>
          <text:p text:style-name="P8"><text:span text:style-name="T23">T</text:span><text:span text:style-name="T24">errain following system accuracy can be checked in AKT POS, OUT, the 5th digit is the status:</text:span></text:p>
          <text:list>
            <text:list-item>
              <text:p text:style-name="P9">0 = TERNAV inoperable</text:p>
            </text:list-item>
            <text:list-item>
              <text:p text:style-name="P9">1 = TERNAV OK, but not in use. <text:s/>Stand-by mode, aircraft is on ground or is outside TERNAV area.</text:p>
            </text:list-item>
            <text:list-item>
              <text:p text:style-name="P9">2 = TERNAV OK, rough search, attempting to find area</text:p>
            </text:list-item>
            <text:list-item>
              <text:p text:style-name="P9">3 = TERNAV OK, fine search, still trying to find exact location</text:p>
            </text:list-item>
            <text:list-item>
              <text:p text:style-name="P9">4 = TERNAV OK and tracking, but not being used. <text:s/>SPA master mode may show this.</text:p>
            </text:list-item>
            <text:list-item>
              <text:p text:style-name="P8"><text:span text:style-name="T24">5 = TERNAV OK and </text:span><text:span text:style-name="T25">tracking</text:span><text:span text:style-name="T24">, location known</text:span><text:span text:style-name="T25"> and navigation system in use.</text:span></text:p>
            </text:list-item>
            <text:list-item>
              <text:p text:style-name="P9"><text:span text:style-name="T27">The </text:span>6th digit shows position error in km.</text:p>
            </text:list-item>
          </text:list>
        </text:list-item>
        <text:list-item>
          <text:p text:style-name="P10"><text:span text:style-name="T28">When showing lat/longs,</text:span> the latitude number has the first digit flashing, the longitude number is solid.</text:p>
        </text:list-item>
      </text:list>
      <text:p text:style-name="P1"/>
      <text:p text:style-name="P5">Nav fixes/updates</text:p>
      <text:list xml:id="list149710924" text:style-name="L2">
        <text:list-item>
          <text:p text:style-name="P19">Select the waypoint you want to update.</text:p>
        </text:list-item>
      </text:list>
      <text:list text:style-name="L3">
        <text:list-item>
          <text:list>
            <text:list-item>
              <text:p text:style-name="P11">Updating a B<text:span text:style-name="T6">n</text:span> navigation waypoint will update <text:span text:style-name="T11">all the other waypoints,</text:span> <text:span text:style-name="T10">including target waypoints</text:span>.</text:p>
            </text:list-item>
            <text:list-item>
              <text:p text:style-name="P11">Updating a M<text:span text:style-name="T6">n</text:span> target waypoint will update only that waypoint.</text:p>
            </text:list-item>
            <text:list-item>
              <text:p text:style-name="P20">Updating the BX8 marker waypoint will update BX6, BX7, and BX9 as well, but updating BX6, BX7, or BX9 will only update that specific waypoint.</text:p>
            </text:list-item>
          </text:list>
        </text:list-item>
      </text:list>
      <text:list text:continue-list="list149710924" text:style-name="L2">
        <text:list-item>
          <text:p text:style-name="P21">When updating a waypoint (E or flashing E), automatic waypoint incrementing when flying over the waypoint is inhibited.</text:p>
        </text:list-item>
      </text:list>
      <text:p text:style-name="P6">Visual f<text:span text:style-name="T29">‌</text:span>ly-over <text:span text:style-name="T7">f</text:span><text:span text:style-name="T29">‌</text:span><text:span text:style-name="T7">ix</text:span></text:p>
      <text:list text:style-name="L4">
        <text:list-item>
          <text:p text:style-name="P22"><text:span text:style-name="T22">Radar must be </text:span><text:span text:style-name="T13">Off</text:span><text:span text:style-name="T22">.</text:span></text:p>
        </text:list-item>
        <text:list-item>
          <text:p text:style-name="P12"><text:span text:style-name="T1">Destination Indicator</text:span> should show the waypoint you want to correct, and that you're going to fly over the actual location of.</text:p>
        </text:list-item>
        <text:list-item>
          <text:p text:style-name="P12">Press <text:span text:style-name="T1">T1 detent</text:span> <text:span text:style-name="T12">(</text:span><text:span text:style-name="T3">shift-Ministick press </text:span><text:span text:style-name="T4">or trigger half-pull</text:span><text:span text:style-name="T12">) </text:span>on radar stick. <text:s/><text:span text:style-name="T1">Destination Indicat</text:span><text:span text:style-name="T2">o</text:span><text:span text:style-name="T1">r</text:span> should show a <text:span text:style-name="T1">solid E</text:span>.</text:p>
        </text:list-item>
        <text:list-item>
          <text:p text:style-name="P14">When you are <text:span text:style-name="T5">directly </text:span>over the actual location of the waypoint, press the <text:span text:style-name="T1">TV detent</text:span> <text:span text:style-name="T12">(</text:span><text:span text:style-name="T3">Ministick press </text:span><text:span text:style-name="T4">or trigger full pull</text:span><text:span text:style-name="T12">) </text:span>on radar stick.</text:p>
        </text:list-item>
        <text:list-item>
          <text:p text:style-name="P13">Waypoint location will be updated and next waypoint will be selected.</text:p>
        </text:list-item>
      </text:list>
      <text:p text:style-name="P6">Radar f<text:span text:style-name="T29">‌</text:span>ix</text:p>
      <text:list text:style-name="L5">
        <text:list-item>
          <text:p text:style-name="P23"><text:span text:style-name="T22">Radar must be </text:span><text:span text:style-name="T13">On</text:span><text:span text:style-name="T22"> </text:span><text:span text:style-name="T26">in </text:span><text:span text:style-name="T19">A1</text:span><text:span text:style-name="T26"> mode (PPI display)</text:span><text:span text:style-name="T22">.</text:span></text:p>
        </text:list-item>
        <text:list-item>
          <text:p text:style-name="P15"><text:span text:style-name="T1">Destination Indicator</text:span> should show the waypoint you want to correct, and that you're going to select the exact location of on the radar.</text:p>
        </text:list-item>
        <text:list-item>
          <text:p text:style-name="P18">Current location of waypoint will show as a circle on the radar screen.</text:p>
        </text:list-item>
        <text:list-item>
          <text:p text:style-name="P17">Press <text:span text:style-name="T1">T1 detent</text:span> <text:span text:style-name="T12">(</text:span><text:span text:style-name="T3">shift-Ministick press </text:span><text:span text:style-name="T4">or trigger half-pull </text:span><text:span text:style-name="T12">)</text:span> on radar stick. <text:s/><text:span text:style-name="T1">Destination Indicat</text:span><text:span text:style-name="T2">o</text:span><text:span text:style-name="T1">r</text:span> should show a <text:span text:style-name="T1">flashing E</text:span><text:span text:style-name="T8">, </text:span><text:span text:style-name="T9">and a cross will appear on the radar screen.</text:span></text:p>
        </text:list-item>
        <text:list-item>
          <text:p text:style-name="P15">Use the radar control stick <text:span text:style-name="T5">(ministick on throttle)</text:span> to move the cross <text:span text:style-name="T7">on the radar screen </text:span>to the <text:span text:style-name="T7">waypoint's</text:span> correct location.</text:p>
        </text:list-item>
        <text:list-item>
          <text:p text:style-name="P17">Press the <text:span text:style-name="T1">TV detent</text:span> <text:span text:style-name="T12">(</text:span><text:span text:style-name="T3">Ministick press </text:span><text:span text:style-name="T4">or trigger full pull </text:span><text:span text:style-name="T12">)</text:span> on radar stick.</text:p>
        </text:list-item>
        <text:list-item>
          <text:p text:style-name="P16">Waypoint location will be updated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17T00:25:30.622000000</dc:date>
    <meta:editing-duration>P1DT5H7M4S</meta:editing-duration>
    <meta:editing-cycles>33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31" meta:word-count="420" meta:character-count="2319" meta:non-whitespace-character-count="1952"/>
  </office:meta>
</office:document-meta>
</file>